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Arial1" svg:font-family="Arial" style:font-family-generic="system"/>
    <style:font-face style:name="MS Mincho" svg:font-family="'MS Mincho'"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margin-top="0in" fo:margin-bottom="0.0693in" style:contextual-spacing="false" fo:line-height="115%" fo:text-align="start" style:justify-single-word="false" fo:orphans="0" fo:widows="0" fo:text-indent="0in" style:auto-text-indent="false" style:vertical-align="auto"/>
    </style:style>
    <style:style style:name="P2" style:family="paragraph" style:parent-style-name="Standard">
      <style:paragraph-properties fo:margin-left="0in" fo:margin-right="0in" fo:margin-top="0in" fo:margin-bottom="0.0693in" style:contextual-spacing="false" fo:line-height="115%" fo:text-align="center" style:justify-single-word="false" fo:orphans="0" fo:widows="0" fo:text-indent="0in" style:auto-text-indent="false" style:vertical-align="auto"/>
      <style:text-properties fo:color="#000000" style:font-name="Calibri" fo:font-size="18pt" fo:language="pt" fo:country="BR" style:font-name-asian="Arial1" style:font-size-asian="18pt" style:language-asian="ja" style:country-asian="JP" style:font-name-complex="Arial1" style:font-size-complex="18pt" style:language-complex="ar" style:country-complex="SA"/>
    </style:style>
    <style:style style:name="P3" style:family="paragraph" style:parent-style-name="Standard">
      <style:paragraph-properties fo:margin-left="0in" fo:margin-right="0in" fo:margin-top="0in" fo:margin-bottom="0.0693in" style:contextual-spacing="false" fo:line-height="115%" fo:text-align="start" style:justify-single-word="false" fo:orphans="0" fo:widows="0" fo:text-indent="0in" style:auto-text-indent="false" style:vertical-align="auto"/>
      <style:text-properties fo:color="#000000" style:font-name="Calibri" fo:font-size="12pt" fo:language="pt" fo:country="BR" style:font-name-asian="Arial1" style:font-size-asian="12pt" style:language-asian="ja" style:country-asian="JP" style:font-name-complex="Arial1" style:font-size-complex="12pt" style:language-complex="ar" style:country-complex="SA"/>
    </style:style>
    <style:style style:name="P4" style:family="paragraph" style:parent-style-name="Standard" style:master-page-name="Standard">
      <style:paragraph-properties fo:margin-left="0in" fo:margin-right="0in" fo:margin-top="0in" fo:margin-bottom="0.0693in" style:contextual-spacing="false" fo:line-height="115%" fo:text-align="center" style:justify-single-word="false" fo:orphans="0" fo:widows="0" fo:text-indent="0in" style:auto-text-indent="false" style:page-number="auto" style:vertical-align="auto"/>
    </style:style>
    <style:style style:name="P5" style:family="paragraph" style:parent-style-name="Standard">
      <style:paragraph-properties fo:margin-left="0in" fo:margin-right="0in" fo:margin-top="0in" fo:margin-bottom="0.0693in" style:contextual-spacing="false" fo:line-height="115%" fo:text-align="start" style:justify-single-word="false" fo:orphans="0" fo:widows="0" fo:text-indent="0.2071in" style:auto-text-indent="false" style:vertical-align="auto"/>
    </style:style>
    <style:style style:name="P6" style:family="paragraph" style:parent-style-name="Standard">
      <style:paragraph-properties fo:margin-left="0in" fo:margin-right="0in" fo:margin-top="0in" fo:margin-bottom="0.0693in" style:contextual-spacing="false" fo:line-height="115%" fo:text-align="start" style:justify-single-word="false" fo:orphans="0" fo:widows="0" fo:text-indent="0.2071in" style:auto-text-indent="false" style:vertical-align="auto"/>
      <style:text-properties fo:color="#000000" style:font-name="Calibri" fo:font-size="10pt" fo:language="pt" fo:country="BR" style:font-name-asian="Arial1" style:font-size-asian="10pt" style:language-asian="ja" style:country-asian="JP" style:font-name-complex="Arial1" style:font-size-complex="10pt" style:language-complex="ar" style:country-complex="SA"/>
    </style:style>
    <style:style style:name="P7" style:family="paragraph" style:parent-style-name="Standard">
      <style:paragraph-properties fo:margin-left="0in" fo:margin-right="0in" fo:margin-top="0in" fo:margin-bottom="0.0693in" style:contextual-spacing="false" fo:line-height="115%" fo:text-align="start" style:justify-single-word="false" fo:orphans="0" fo:widows="0" fo:text-indent="0.2071in" style:auto-text-indent="false" style:vertical-align="auto"/>
      <style:text-properties fo:color="#000000" style:font-name="Arial" fo:font-size="10pt" fo:language="pt" fo:country="BR" style:font-name-asian="MS Mincho" style:font-size-asian="10pt" style:language-asian="ja" style:country-asian="JP" style:font-name-complex="Arial1" style:font-size-complex="10pt" style:language-complex="ar" style:country-complex="SA"/>
    </style:style>
    <style:style style:name="P8" style:family="paragraph" style:parent-style-name="Standard">
      <style:paragraph-properties fo:margin-left="0in" fo:margin-right="0in" fo:margin-top="0in" fo:margin-bottom="0.0693in" style:contextual-spacing="false" fo:line-height="115%" fo:text-align="start" style:justify-single-word="false" fo:orphans="0" fo:widows="0" fo:text-indent="0.2071in" style:auto-text-indent="false" style:vertical-align="auto" style:writing-mode="lr-tb"/>
    </style:style>
    <style:style style:name="P9" style:family="paragraph" style:parent-style-name="Standard">
      <style:paragraph-properties fo:margin-left="0in" fo:margin-right="0in" fo:margin-top="0in" fo:margin-bottom="0.0693in" style:contextual-spacing="false" fo:line-height="115%" fo:text-align="start" style:justify-single-word="false" fo:orphans="0" fo:widows="0" fo:text-indent="0.2071in" style:auto-text-indent="false" style:vertical-align="auto" style:writing-mode="lr-tb"/>
      <style:text-properties fo:color="#000000" style:font-name="Calibri" fo:font-size="10pt" fo:language="pt" fo:country="BR" style:font-name-asian="Arial1" style:font-size-asian="10pt" style:language-asian="ja" style:country-asian="JP" style:font-name-complex="Arial1" style:font-size-complex="10pt" style:language-complex="ar" style:country-complex="SA"/>
    </style:style>
    <style:style style:name="P10" style:family="paragraph" style:parent-style-name="Standard">
      <style:paragraph-properties fo:margin-left="0in" fo:margin-right="0in" fo:margin-top="0in" fo:margin-bottom="0.0693in" style:contextual-spacing="false" fo:line-height="115%" fo:text-align="start" style:justify-single-word="false" fo:orphans="0" fo:widows="0" fo:text-indent="0.5in" style:auto-text-indent="false" style:vertical-align="auto"/>
    </style:style>
    <style:style style:name="P11" style:family="paragraph" style:parent-style-name="Standard">
      <style:paragraph-properties fo:margin-left="0.5in" fo:margin-right="0in" fo:margin-top="0in" fo:margin-bottom="0.0693in" style:contextual-spacing="false" fo:line-height="115%" fo:text-align="start" style:justify-single-word="false" fo:orphans="0" fo:widows="0" fo:text-indent="0.5in" style:auto-text-indent="false" style:vertical-align="auto"/>
    </style:style>
    <style:style style:name="P12" style:family="paragraph" style:parent-style-name="Standard">
      <style:paragraph-properties fo:margin-left="1in" fo:margin-right="0in" fo:margin-top="0in" fo:margin-bottom="0.0693in" style:contextual-spacing="false" fo:line-height="115%" fo:text-align="start" style:justify-single-word="false" fo:orphans="0" fo:widows="0" fo:text-indent="0in" style:auto-text-indent="false" style:vertical-align="auto"/>
    </style:style>
    <style:style style:name="P13" style:family="paragraph" style:parent-style-name="Standard">
      <style:paragraph-properties fo:margin-left="1in" fo:margin-right="0in" fo:margin-top="0in" fo:margin-bottom="0.0693in" style:contextual-spacing="false" fo:line-height="115%" fo:text-align="start" style:justify-single-word="false" fo:orphans="0" fo:widows="0" fo:text-indent="0in" style:auto-text-indent="false" style:vertical-align="auto"/>
      <style:text-properties officeooo:paragraph-rsid="000e8a5e"/>
    </style:style>
    <style:style style:name="P14" style:family="paragraph" style:parent-style-name="Standard">
      <style:paragraph-properties fo:margin-left="1in" fo:margin-right="0in" fo:margin-top="0in" fo:margin-bottom="0.0693in" style:contextual-spacing="false" fo:line-height="115%" fo:text-align="start" style:justify-single-word="false" fo:orphans="0" fo:widows="0" fo:text-indent="0in" style:auto-text-indent="false" style:vertical-align="auto"/>
      <style:text-properties fo:color="#000000" style:font-name="Calibri" fo:font-size="10pt" fo:language="pt" fo:country="BR" style:font-name-asian="Arial1" style:font-size-asian="10pt" style:language-asian="ja" style:country-asian="JP" style:font-name-complex="Arial1" style:font-size-complex="10pt" style:language-complex="ar" style:country-complex="SA"/>
    </style:style>
    <style:style style:name="P15" style:family="paragraph" style:parent-style-name="Standard">
      <style:paragraph-properties fo:margin-left="1in" fo:margin-right="0in" fo:margin-top="0in" fo:margin-bottom="0.0693in" style:contextual-spacing="false" fo:line-height="115%" fo:text-align="start" style:justify-single-word="false" fo:orphans="0" fo:widows="0" fo:text-indent="0in" style:auto-text-indent="false" style:vertical-align="auto"/>
      <style:text-properties fo:color="#000000" style:font-name="Arial" fo:font-size="10pt" fo:language="pt" fo:country="BR" style:font-name-asian="MS Mincho" style:font-size-asian="10pt" style:language-asian="ja" style:country-asian="JP" style:font-name-complex="Arial1" style:font-size-complex="10pt" style:language-complex="ar" style:country-complex="SA"/>
    </style:style>
    <style:style style:name="P16" style:family="paragraph" style:parent-style-name="Standard" style:list-style-name="WWNum1">
      <style:paragraph-properties fo:margin-left="0.5in" fo:margin-right="0in" fo:line-height="115%" fo:text-align="start" style:justify-single-word="false" fo:orphans="0" fo:widows="0" fo:text-indent="-0.25in" style:auto-text-indent="false" style:vertical-align="auto">
        <style:tab-stops>
          <style:tab-stop style:position="0.25in"/>
          <style:tab-stop style:position="0.5in"/>
        </style:tab-stops>
      </style:paragraph-properties>
    </style:style>
    <style:style style:name="P17" style:family="paragraph" style:parent-style-name="Standard">
      <style:paragraph-properties fo:margin-left="0.5in" fo:margin-right="0in" fo:line-height="115%" fo:text-align="start" style:justify-single-word="false" fo:orphans="0" fo:widows="0" fo:text-indent="-0.25in" style:auto-text-indent="false" style:vertical-align="auto">
        <style:tab-stops>
          <style:tab-stop style:position="0.25in"/>
          <style:tab-stop style:position="0.5in"/>
        </style:tab-stops>
      </style:paragraph-properties>
    </style:style>
    <style:style style:name="P18" style:family="paragraph" style:parent-style-name="Standard">
      <style:paragraph-properties fo:margin-left="0.5in" fo:margin-right="0in" fo:margin-top="0in" fo:margin-bottom="0.0693in" style:contextual-spacing="false" fo:line-height="115%" fo:text-align="start" style:justify-single-word="false" fo:orphans="0" fo:widows="0" fo:text-indent="0in" style:auto-text-indent="false" style:vertical-align="auto"/>
    </style:style>
    <style:style style:name="T1" style:family="text">
      <style:text-properties fo:color="#000000" style:font-name="Arial" fo:font-size="18pt" fo:language="pt" fo:country="BR" style:font-name-asian="MS Mincho" style:font-size-asian="18pt" style:language-asian="ja" style:country-asian="JP" style:font-name-complex="Arial1" style:font-size-complex="18pt" style:language-complex="ar" style:country-complex="SA"/>
    </style:style>
    <style:style style:name="T2" style:family="text">
      <style:text-properties fo:color="#000000" style:font-name="Arial" fo:font-size="12pt" fo:language="pt" fo:country="BR" style:font-name-asian="MS Mincho" style:font-size-asian="12pt" style:language-asian="ja" style:country-asian="JP" style:font-name-complex="Arial1" style:font-size-complex="12pt" style:language-complex="ar" style:country-complex="SA"/>
    </style:style>
    <style:style style:name="T3" style:family="text">
      <style:text-properties fo:color="#000000" style:font-name="Arial" fo:font-size="12pt" fo:language="pt" fo:country="BR" officeooo:rsid="000e8a5e" style:font-name-asian="MS Mincho" style:font-size-asian="12pt" style:language-asian="ja" style:country-asian="JP" style:font-name-complex="Arial1" style:font-size-complex="12pt" style:language-complex="ar" style:country-complex="SA"/>
    </style:style>
    <style:style style:name="T4" style:family="text">
      <style:text-properties fo:color="#000000" style:font-name="Arial" fo:font-size="14pt" fo:language="pt" fo:country="BR" style:font-name-asian="MS Mincho" style:font-size-asian="14pt" style:language-asian="ja" style:country-asian="JP" style:font-name-complex="Arial1" style:font-size-complex="14pt" style:language-complex="ar" style:country-complex="SA"/>
    </style:style>
    <style:style style:name="T5" style:family="text">
      <style:text-properties fo:color="#000000" style:font-name="Arial" fo:font-size="14pt" fo:language="en" fo:country="US" style:font-name-asian="MS Mincho" style:font-size-asian="14pt" style:language-asian="ja" style:country-asian="JP" style:font-name-complex="Arial1" style:font-size-complex="14pt" style:language-complex="ar" style:country-complex="SA"/>
    </style:style>
    <style:style style:name="T6" style:family="text">
      <style:text-properties fo:color="#000000" style:font-name="Arial" fo:font-size="10pt" fo:language="pt" fo:country="BR" style:font-name-asian="MS Mincho" style:font-size-asian="10pt" style:language-asian="ja" style:country-asian="JP" style:font-name-complex="Arial1" style:font-size-complex="10pt" style:language-complex="ar" style:country-complex="SA"/>
    </style:style>
    <style:style style:name="T7" style:family="text">
      <style:text-properties fo:color="#000000" style:font-name="Arial" fo:font-size="10pt" fo:language="pt" fo:country="BR" officeooo:rsid="000e8a5e" style:font-name-asian="MS Mincho" style:font-size-asian="10pt" style:language-asian="ja" style:country-asian="JP" style:font-name-complex="Arial1" style:font-size-complex="10pt" style:language-complex="ar" style:country-complex="SA"/>
    </style:style>
    <style:style style:name="T8" style:family="text">
      <style:text-properties fo:color="#000000" style:font-name="Arial" fo:font-size="10pt" fo:language="pt" fo:country="BR" fo:font-style="italic" style:font-name-asian="MS Mincho" style:font-size-asian="10pt" style:language-asian="ja" style:country-asian="JP" style:font-style-asian="italic" style:font-name-complex="Arial1" style:font-size-complex="10pt" style:language-complex="ar" style:country-complex="SA" style:font-style-complex="italic"/>
    </style:style>
    <style:style style:name="T9" style:family="text">
      <style:text-properties fo:color="#000000" style:font-name="Arial" fo:font-size="10pt" fo:language="pt" fo:country="BR" fo:font-style="normal" style:font-name-asian="MS Mincho" style:font-size-asian="10pt" style:language-asian="ja" style:country-asian="JP" style:font-style-asian="normal" style:font-name-complex="Arial1" style:font-size-complex="10pt" style:language-complex="ar" style:country-complex="SA" style:font-style-complex="normal"/>
    </style:style>
    <style:style style:name="T10" style:family="text">
      <style:text-properties fo:color="#000000" style:font-name="Arial" fo:font-size="10pt" fo:language="en" fo:country="US" style:font-name-asian="MS Mincho" style:font-size-asian="10pt" style:language-asian="ja" style:country-asian="JP" style:font-name-complex="Arial1" style:font-size-complex="10pt" style:language-complex="ar" style:country-complex="SA"/>
    </style:style>
    <style:style style:name="T11" style:family="text">
      <style:text-properties fo:color="#000000" style:font-name="Arial" fo:font-size="11pt" fo:language="en" fo:country="US" fo:font-weight="bold" style:font-name-asian="MS Mincho" style:font-size-asian="11pt" style:language-asian="ja" style:country-asian="JP" style:font-weight-asian="bold" style:font-name-complex="Arial1" style:font-size-complex="11pt" style:language-complex="ar" style:country-complex="SA" style:font-weight-complex="bold"/>
    </style:style>
    <style:style style:name="T12" style:family="text">
      <style:text-properties fo:color="#000000" style:font-name="Arial" fo:font-size="11pt" fo:language="pt" fo:country="BR" fo:font-weight="bold" style:font-name-asian="MS Mincho" style:font-size-asian="11pt" style:language-asian="ja" style:country-asian="JP" style:font-weight-asian="bold" style:font-name-complex="Arial1" style:font-size-complex="11pt" style:language-complex="ar" style:country-complex="SA" style:font-weight-complex="bold"/>
    </style:style>
    <style:style style:name="T13" style:family="text">
      <style:text-properties fo:color="#000000" style:font-name="Arial" fo:font-size="11pt" fo:language="pt" fo:country="BR" fo:font-weight="bold" officeooo:rsid="000e8a5e" style:font-name-asian="MS Mincho" style:font-size-asian="11pt" style:language-asian="ja" style:country-asian="JP" style:font-weight-asian="bold" style:font-name-complex="Arial1" style:font-size-complex="11pt" style:language-complex="ar" style:country-complex="SA" style:font-weight-complex="bold"/>
    </style:style>
    <style:style style:name="T14" style:family="text">
      <style:text-properties fo:color="#000000" style:font-name="Calibri" fo:font-size="10pt" fo:language="pt" fo:country="BR" style:font-name-asian="Arial1" style:font-size-asian="10pt" style:language-asian="ja" style:country-asian="JP" style:font-name-complex="Arial1" style:font-size-complex="10pt" style:language-complex="ar" style:country-complex="SA"/>
    </style:style>
    <style:style style:name="T15" style:family="text">
      <style:text-properties fo:color="#000000" style:font-name="Calibri" fo:font-size="10pt" fo:language="en" fo:country="US" style:font-name-asian="Arial1" style:font-size-asian="10pt" style:language-asian="ja" style:country-asian="JP" style:font-name-complex="Arial1" style:font-size-complex="10pt" style:language-complex="ar" style:country-complex="SA"/>
    </style:style>
    <style:style style:name="T16" style:family="text">
      <style:text-properties fo:color="#000000" style:font-name="Calibri" fo:font-size="11pt" fo:language="en" fo:country="US" fo:font-weight="bold" style:font-name-asian="Arial1" style:font-size-asian="11pt" style:language-asian="ja" style:country-asian="JP" style:font-weight-asian="bold" style:font-name-complex="Arial1" style:font-size-complex="11pt" style:language-complex="ar" style:country-complex="SA" style:font-weight-complex="bold"/>
    </style:style>
    <style:style style:name="T17" style:family="text">
      <style:text-properties fo:color="#000000" style:font-name="Calibri" fo:font-size="11pt" fo:language="pt" fo:country="BR" fo:font-weight="bold" style:font-name-asian="Arial1" style:font-size-asian="11pt" style:language-asian="ja" style:country-asian="JP" style:font-weight-asian="bold" style:font-name-complex="Arial1" style:font-size-complex="11pt" style:language-complex="ar" style:country-complex="SA" style:font-weight-complex="bold"/>
    </style:style>
    <style:style style:name="T18" style:family="text">
      <style:text-properties fo:language="pt" fo:country="BR"/>
    </style:style>
    <style:style style:name="T19" style:family="text">
      <style:text-properties fo:color="#1155cc" style:font-name="Arial" fo:font-size="10pt" fo:language="pt" fo:country="BR" style:text-underline-style="solid" style:text-underline-width="auto" style:text-underline-color="font-color" style:font-name-asian="MS Mincho" style:font-size-asian="10pt" style:language-asian="ja" style:country-asian="JP" style:font-name-complex="Arial1" style:font-size-complex="10pt" style:language-complex="ar" style:country-complex="SA"/>
    </style:style>
    <style:style style:name="T20" style:family="text">
      <style:text-properties fo:color="#1155cc" style:font-name="Calibri" fo:font-size="10pt" fo:language="pt" fo:country="BR" style:text-underline-style="solid" style:text-underline-width="auto" style:text-underline-color="font-color" style:font-name-asian="Arial1" style:font-size-asian="10pt" style:language-asian="ja" style:country-asian="JP" style:font-name-complex="Arial1" style:font-size-complex="10pt" style:language-complex="ar" style:country-complex="SA"/>
    </style:style>
    <style:style style:name="T2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ocumento Introdutório de Atividade Curricular em Cultura e Extensão</text:span></text:p>
      <text:p text:style-name="P2"/>
      <text:p text:style-name="P1"><text:span text:style-name="T2">Aluno: </text:span><text:span text:style-name="T3">Vítor Kei Taira Tamada</text:span><text:span text:style-name="T2"><text:tab/> <text:tab/><text:tab/><text:tab/><text:tab/>NUSP: </text:span><text:span text:style-name="T3">8516250</text:span></text:p>
      <text:p text:style-name="P1"><text:span text:style-name="T2">Orientador: Wilson Kazuo Mizutani</text:span></text:p>
      <text:p text:style-name="P3"/>
      <text:p text:style-name="P1"><text:span text:style-name="T4">1 Introdução</text:span></text:p>
      <text:p text:style-name="P5"><text:span text:style-name="T6">Es</text:span><text:span text:style-name="T7">t</text:span><text:span text:style-name="T6">e documento contém a proposta de projeto do segundo semestre de 2016 para a matéria Atividade Curricular em Cultura e Extensão (MAC0214). Realizarei um projeto em conjunto ao grupo USPGameDev e terei como orientador Wilson Kazuo Mizutani.</text:span></text:p>
      <text:p text:style-name="P6"/>
      <text:p text:style-name="P1"><text:span text:style-name="T4">2 Objetivos</text:span></text:p>
      <text:p text:style-name="P5"><text:span text:style-name="T6">O objetivo do projeto é produzir um jogo de combate baseado em turnos, onde a longevidade do jogo é derivada de encontros com inimigos de atributos pseudo-aleatórios repetidamente, até uma eventual morte permanente dos personagens do jogador. Sendo assim, nosso jogo se inspira fortemente em </text:span><text:a xlink:type="simple" xlink:href="http://www.roguebasin.com/index.php?title=Berlin_Interpretation">elementos</text:a><text:a xlink:type="simple" xlink:href="http://www.roguebasin.com/index.php?title=Berlin_Interpretation"> </text:a><text:a xlink:type="simple" xlink:href="http://www.roguebasin.com/index.php?title=Berlin_Interpretation">do</text:a><text:a xlink:type="simple" xlink:href="http://www.roguebasin.com/index.php?title=Berlin_Interpretation"> </text:a><text:a xlink:type="simple" xlink:href="http://www.roguebasin.com/index.php?title=Berlin_Interpretation">gênero</text:a><text:a xlink:type="simple" xlink:href="http://www.roguebasin.com/index.php?title=Berlin_Interpretation"> </text:a><text:a xlink:type="simple" xlink:href="http://www.roguebasin.com/index.php?title=Berlin_Interpretation">roguelike</text:a><text:span text:style-name="T6"> .</text:span></text:p>
      <text:p text:style-name="P8"><text:span text:style-name="T6">O projeto será realizado em </text:span><text:a xlink:type="simple" xlink:href="https://godotengine.org">Godot</text:a><text:a xlink:type="simple" xlink:href="https://godotengine.org"> </text:a><text:a xlink:type="simple" xlink:href="https://godotengine.org">Engine</text:a><text:span text:style-name="T6"> com auxílio de ferramentas como Paint.net para a construção de visuais. Com isso, almejamos a criação de um jogo intuitivo e de jogabilidade cativante na USPGameDev, que detalhamos na última seção</text:span></text:p>
      <text:p text:style-name="P9"/>
      <text:p text:style-name="P1"><text:span text:style-name="T4">3 Tarefas</text:span></text:p>
      <text:p text:style-name="P5"><text:span text:style-name="T6">Como objetivo principal desta atividade, procuramos ter uma experiência de desenvolvimento em equipe, algo bem relevante tendo em vista que esta é uma situação bastante comum em se tratando do mercado de trabalho atual. Além de ser uma experiência valiosa, também é uma conquista pessoal para cada um, pois concordamos em um tema em que todos temos interesse e, portanto, estaremos desenvolvendo algo que se enquadra nos gostos de todos nós.</text:span></text:p>
      <text:p text:style-name="P5"><text:span text:style-name="T6">Finalmente, além de todos os interesses pessoais, acompanha este tipo de desenvolvimento a noção da “big picture” do desenvolvimento de um projeto complexo. </text:span><text:span text:style-name="T7">O</text:span><text:span text:style-name="T6">u seja: desde o planejamento, fases iniciais do projeto e incrementação das ideias inicias, até a superação de problemas de programação/implementação e criação de </text:span><text:span text:style-name="T8">assets</text:span><text:span text:style-name="T6"> novos.</text:span></text:p>
      <text:p text:style-name="P7"/>
      <text:p text:style-name="P1"><text:span text:style-name="T6">Como estaremos trabalhando junto à USPGameDev, </text:span><text:a xlink:type="simple" xlink:href="https://uspgamedev.org/wiki/Valores,_Miss%C3%A3o_e_Vis%C3%A3o">estarei</text:a><text:a xlink:type="simple" xlink:href="https://uspgamedev.org/wiki/Valores,_Miss%C3%A3o_e_Vis%C3%A3o"> </text:a><text:a xlink:type="simple" xlink:href="https://uspgamedev.org/wiki/Valores,_Miss%C3%A3o_e_Vis%C3%A3o">seguindo</text:a><text:a xlink:type="simple" xlink:href="https://uspgamedev.org/wiki/Valores,_Miss%C3%A3o_e_Vis%C3%A3o"> </text:a><text:a xlink:type="simple" xlink:href="https://uspgamedev.org/wiki/Valores,_Miss%C3%A3o_e_Vis%C3%A3o">seus</text:a><text:a xlink:type="simple" xlink:href="https://uspgamedev.org/wiki/Valores,_Miss%C3%A3o_e_Vis%C3%A3o"> </text:a><text:a xlink:type="simple" xlink:href="https://uspgamedev.org/wiki/Valores,_Miss%C3%A3o_e_Vis%C3%A3o">valores</text:a><text:span text:style-name="T6">:</text:span></text:p>
      <text:p text:style-name="P10"><text:span text:style-name="T14">•</text:span><text:span text:style-name="T6"> Conhecimento e experiência</text:span></text:p>
      <text:p text:style-name="P11"><text:span text:style-name="T6">Queremos aprender a fazer projetos e usar tecnologias de jogos</text:span></text:p>
      <text:p text:style-name="P12"><text:span text:style-name="T6">O jogo será desenvolvido sobre um motor pouco conhecido, logo com muito a ser explorado.</text:span></text:p>
      <text:p text:style-name="P14"/>
      <text:p text:style-name="P10"><text:soft-page-break/><text:span text:style-name="T14">•</text:span><text:span text:style-name="T6"> Sinergia</text:span></text:p>
      <text:p text:style-name="P11"><text:span text:style-name="T6">A noção de trabalho de equipe será essencial para a completude do projeto</text:span></text:p>
      <text:p text:style-name="P13"><text:span text:style-name="T6">O trabalho será feito em conjunto com dois colegas da USPGameDev, Luíz Felipe </text:span><text:span text:style-name="T7">M. </text:span><text:span text:style-name="T6">Girotto e André Ferrari Moukarzel, que também estão matriculados em MAC0214.</text:span></text:p>
      <text:p text:style-name="P10"><text:span text:style-name="T14">•</text:span><text:span text:style-name="T6"> Satisfação pessoal</text:span></text:p>
      <text:p text:style-name="P12"><text:span text:style-name="T6">Embora já tenha realizado projetos na USPGameDev, a maioria almejava exclusivamente a aprendizagem de novas técnicas. O jogo a ser aqui produzido vem de nossa própria vontade de aprender e ampliar nossas experiências.</text:span></text:p>
      <text:p text:style-name="P14"/>
      <text:p text:style-name="P1"><text:span text:style-name="T4">4 Acompanhamento</text:span></text:p>
      <text:p text:style-name="P5"><text:span text:style-name="T6">O projeto pode ser acompanhando pelo repositório do github: </text:span><text:a xlink:type="simple" xlink:href="https://github.com/Detril/Water-Insignia">https</text:a><text:a xlink:type="simple" xlink:href="https://github.com/Detril/Water-Insignia">://</text:a><text:a xlink:type="simple" xlink:href="https://github.com/Detril/Water-Insignia">github</text:a><text:a xlink:type="simple" xlink:href="https://github.com/Detril/Water-Insignia"><text:span text:style-name="T20">.</text:span></text:a><text:a xlink:type="simple" xlink:href="https://github.com/Detril/Water-Insignia">com</text:a><text:a xlink:type="simple" xlink:href="https://github.com/Detril/Water-Insignia">/</text:a><text:a xlink:type="simple" xlink:href="https://github.com/Detril/Water-Insignia">Detril</text:a><text:a xlink:type="simple" xlink:href="https://github.com/Detril/Water-Insignia">/</text:a><text:a xlink:type="simple" xlink:href="https://github.com/Detril/Water-Insignia">Water</text:a><text:a xlink:type="simple" xlink:href="https://github.com/Detril/Water-Insignia"><text:span text:style-name="T20">-</text:span></text:a><text:a xlink:type="simple" xlink:href="https://github.com/Detril/Water-Insignia"><text:span text:style-name="T19">Insignia</text:span></text:a><text:span text:style-name="T6">. Neste, estará disponível o histórico de mudanças realizadas no projeto (commits), o README do projeto e o CHANGELOG, para melhor visualização do progresso do jogo.</text:span></text:p>
      <text:p text:style-name="P8"><text:span text:style-name="T6">Irei trabalhar periodicamente na USPGameDev, com meu orientador marcando meu horário de trabalho, e me auxiliando quando necessário.</text:span></text:p>
      <text:p text:style-name="P9"/>
      <text:p text:style-name="P1"><text:span text:style-name="T5">5 Proposta de Projeto</text:span></text:p>
      <text:list xml:id="list6511654394406748632" text:style-name="WWNum1">
        <text:list-item>
          <text:p text:style-name="P16"><text:span text:style-name="T11">Especificações Gerais</text:span></text:p>
        </text:list-item>
      </text:list>
      <text:p text:style-name="P1"><text:span text:style-name="T16"><text:tab/></text:span><text:span text:style-name="T15">•</text:span><text:span text:style-name="T10"> Título: Water Insignia</text:span></text:p>
      <text:p text:style-name="P1"><text:span text:style-name="T15"><text:tab/>•</text:span><text:span text:style-name="T10"> Plataforma: Computador</text:span></text:p>
      <text:p text:style-name="P1"><text:span text:style-name="T14"><text:tab/>•</text:span><text:span text:style-name="T6"> Gênero: Combate em turnos/Manejamento de </text:span><text:span text:style-name="T7">r</text:span><text:span text:style-name="T6">ecursos</text:span></text:p>
      <text:p text:style-name="P1"><text:span text:style-name="T6"><text:tab/></text:span><text:span text:style-name="T14">•</text:span><text:span text:style-name="T6"> Número de jogadores: 1</text:span></text:p>
      <text:p text:style-name="P17"><text:span text:style-name="T12">2)<text:tab/>Objetivos do Jogador</text:span></text:p>
      <text:p text:style-name="P1"><text:span text:style-name="T17"><text:tab/></text:span><text:span text:style-name="T14">•</text:span><text:span text:style-name="T6"> A ser decidido: Sobreviver o máximo possível ou derrotar um chefe final.</text:span></text:p>
      <text:p text:style-name="P1"><text:span text:style-name="T14"><text:tab/>•</text:span><text:span text:style-name="T6"> Derrota: O jogador não possui mais nenhuma unidade viva.</text:span></text:p>
      <text:p text:style-name="P17"><text:span text:style-name="T12">3)<text:tab/>Controle</text:span></text:p>
      <text:p text:style-name="P1"><text:span text:style-name="T17"><text:tab/></text:span><text:span text:style-name="T14">•</text:span><text:span text:style-name="T6"> Controle com mouse (implementação do teclado a definir)</text:span></text:p>
      <text:p text:style-name="P17"><text:span text:style-name="T12">4)<text:tab/>Telas do Jogo</text:span></text:p>
      <text:p text:style-name="P10"><text:span text:style-name="T13">4.1) </text:span><text:span text:style-name="T12">Combate:</text:span></text:p>
      <text:p text:style-name="P10"><text:span text:style-name="T17"><text:tab/></text:span><text:span text:style-name="T14">•</text:span><text:span text:style-name="T6"> Combate entre equipes de personagens, baseado em turnos.</text:span></text:p>
      <text:p text:style-name="P12"><text:span text:style-name="T14">•</text:span><text:span text:style-name="T6"> Ao derrotar um time inimigo, há uma oportunidade baseada em sorte (números pseudo-aleatórios) de recrutar algum dos adversários para sua equipe.</text:span></text:p>
      <text:p text:style-name="P12"><text:span text:style-name="T6">• O jogador perde quando não há mais integrantes vivos no seu time.</text:span></text:p>
      <text:p text:style-name="P12"><text:span text:style-name="T6">• Cada personagem é capaz de utilizar até dois tipos de arma (espada/machado/lança),</text:span></text:p>
      <text:p text:style-name="P12"><text:span text:style-name="T6">• Todas as armas possuem uma durabilidade (o número representa o número de golpes que uma arma pode desferir).</text:span></text:p>
      <text:p text:style-name="P12"><text:soft-page-break/><text:span text:style-name="T6">• Personagens com certas armas têm vantagem sobre outros, estilo “pedra, papel, tesoura”. Chamamos isso de triângulo das armas.</text:span></text:p>
      <text:p text:style-name="P12"><text:span text:style-name="T6">• Alguns personagens são capazes de utilizar magias. Magias </text:span><text:span text:style-name="T7">também </text:span><text:span text:style-name="T6">são considerada</text:span><text:span text:style-name="T7">s</text:span><text:span text:style-name="T6"> como “armas”, e são representadas por tomos.</text:span></text:p>
      <text:p text:style-name="P12"><text:span text:style-name="T6">• Magias também apresentam vantagens baseadas em seus elementos, de forma similar. É o triângulo arcano.</text:span></text:p>
      <text:p text:style-name="P15"/>
      <text:p text:style-name="P10"><text:span text:style-name="T13">4.2) </text:span><text:span text:style-name="T12">Gerenciamento de Equipe:</text:span></text:p>
      <text:p text:style-name="P12"><text:span text:style-name="T14">•</text:span><text:span text:style-name="T6"> O jogador é capaz de remanejar sua equipe ao ser derrotado (mas ainda possuir unidades vivas) ou derrotar um inimigo chefe.</text:span></text:p>
      <text:p text:style-name="P12"><text:span text:style-name="T6">• Na mesma tela em que pode remanejar sua equipe, o jogador poderá comprar e utilizar itens, entre outras </text:span><text:span text:style-name="T7">opções</text:span><text:span text:style-name="T6">.</text:span></text:p>
      <text:p text:style-name="P15"/>
      <text:p text:style-name="P1"><text:span text:style-name="T4">6 Lista de Atividades</text:span></text:p>
      <text:p text:style-name="P18"><text:span text:style-name="T12">Criação de Menus Interativos (5 horas):</text:span></text:p>
      <text:p text:style-name="P12"><text:span text:style-name="T14">•</text:span><text:span text:style-name="T6"> É essencial para um jogo possuir menus que permitam a interação do jogador. Essa atividade é uma prioridade, visto que é necessária para que testemos o jogo, mas pode ser finalizada com relativa rapidez. (5 horas)</text:span></text:p>
      <text:p text:style-name="P18"><text:span text:style-name="T12">Formação de Databases (15 horas):</text:span></text:p>
      <text:p text:style-name="P12"><text:span text:style-name="T14">•</text:span><text:span text:style-name="T6"> Database de personagens: Necessária para que o combate possa ocorrer. (5 horas)</text:span></text:p>
      <text:p text:style-name="P12"><text:span text:style-name="T6">• Database de armas: Núcleo da mecânica de combate, mas é dispensável para testes iniciais. Mais repetitiva e requer menos criação de sprites que as outras. (3 horas)</text:span></text:p>
      <text:p text:style-name="P12"><text:span text:style-name="T6">• Database de itens e habilidades especiais: Requerem a maior quantidade de recursos e sprites para serem implementadas, mas podem ser postergadas até estágios finais do desenvolvimento do módulo de combate. (7 horas)</text:span></text:p>
      <text:p text:style-name="P18"><text:span text:style-name="T12">Módulo de combate (40 horas):</text:span></text:p>
      <text:p text:style-name="P12"><text:span text:style-name="T14">•</text:span><text:span text:style-name="T6"> Sistema de seleção de ataques. (2 horas)</text:span></text:p>
      <text:p text:style-name="P12"><text:span text:style-name="T6">• Sistema de turnos. (5 horas)</text:span></text:p>
      <text:p text:style-name="P12"><text:span text:style-name="T6">• Sistema de alvejamento. (3 horas)</text:span></text:p>
      <text:p text:style-name="P12"><text:span text:style-name="T6">• Sinalização visual: É essencial para o aspecto de interatividade de jogo que as ações do jogador sejam representadas visualmente. Isso inclui criar e sincronizar animações, sinais de dano/efeito, enfatizar visualmente a seleção dos personagens, </text:span><text:span text:style-name="T7">dentre outros.</text:span><text:span text:style-name="T6"> (10 horas)</text:span></text:p>
      <text:p text:style-name="P12"><text:span text:style-name="T6">• Composição da equipe inimiga: Isto engloba tanto a criação de um sistema pseudo-aleatório para gerar as hordas de inimigos, quanto a implementação da transição entre </text:span><text:span text:style-name="T7">elas</text:span><text:span text:style-name="T6">, </text:span><text:span text:style-name="T7">bem como</text:span><text:span text:style-name="T6"> instanci</text:span><text:span text:style-name="T7">á-las</text:span><text:span text:style-name="T6"> no campo de batalha. (8 horas)</text:span></text:p>
      <text:p text:style-name="P12"><text:span text:style-name="T6">• Desenvolvimento da inteligência artificial dos inimigos. (7 horas)</text:span><text:line-break/><text:span text:style-name="T6">• Condições de vitória e derrota. (1 hora)</text:span><text:line-break/><text:soft-page-break/><text:span text:style-name="T6">• Armas, habilidades especiais e itens. (4 horas)</text:span></text:p>
      <text:p text:style-name="P18"><text:span text:style-name="T12">Módulo de Gerenciamento (20 horas):</text:span></text:p>
      <text:p text:style-name="P12"><text:span text:style-name="T14">•</text:span><text:span text:style-name="T6"> Sistema de inventário: Devido ao sistema de cenas que permeia a Godot Engine, o inventário é uma tarefa difícil de realizar. (10 horas)</text:span></text:p>
      <text:p text:style-name="P12"><text:span text:style-name="T6">• Sistema de remanejamento de equipe: Incluso o gerenciamento de itens, armas e habilidades especiais de cada personagem, além de se definir quais dos personagens disponíveis serão utilizados em combate e em quais posições. (10 horas)</text:span></text:p>
      <text:p text:style-name="P18"><text:span text:style-name="T12">Integração de Módulos (10 horas):</text:span></text:p>
      <text:p text:style-name="P12"><text:span text:style-name="T14">•</text:span><text:span text:style-name="T6"> Savefiles: Para que as informações sejam transferidas entre os módulos, será necessário o armazenamento dos dados da equipe. (8 horas)</text:span></text:p>
      <text:p text:style-name="P12"><text:span text:style-name="T6">• Transicionamento de cenas: Os módulos devem se alternar em momentos não apenas apropriados do posto de vista de jogabilidade, mas também de funcionamento de código. Trocar cenas na Godot Engine no momento errado pode levar a vazamentos de memória ou cessa</text:span><text:span text:style-name="T7">ção</text:span><text:span text:style-name="T6"> </text:span><text:span text:style-name="T7">d</text:span><text:span text:style-name="T6">o funcionamento do programa. (2 horas)</text:span></text:p>
      <text:p text:style-name="P18"><text:span text:style-name="T12">Aprimoramentos (10 horas):</text:span></text:p>
      <text:p text:style-name="P12"><text:span text:style-name="T14">•</text:span><text:span text:style-name="T6"> </text:span><text:span text:style-name="T8">Assets</text:span><text:span text:style-name="T9">:</text:span><text:span text:style-name="T6"> Não é realístico fazer um jogo sem visuais adequados à sua época. Felizmente, a popularidade de pixelart reascendeu nos últimos anos, facilitando com que criemos nossa própria arte para o jogo com quantidade e qualidade aceitáveis. (8 horas)</text:span><text:line-break/><text:span text:style-name="T6">• Balanceamento: A fim de garantir que o produto final do projeto se</text:span><text:span text:style-name="T7">ja</text:span><text:span text:style-name="T6"> apra</text:span><text:span text:style-name="T7">z</text:span><text:span text:style-name="T6">ível ao maior número possível de pessoas como jogos almejam ser, é necessário que o testemos algumas vezes para garantir que o </text:span><text:span text:style-name="T8">gameplay</text:span><text:span text:style-name="T6"> não est</text:span><text:span text:style-name="T7">eja</text:span><text:span text:style-name="T6"> frustrantemente difícil ou entediantemente fácil. (2 ho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Arial1" svg:font-family="Arial" style:font-family-generic="system"/>
    <style:font-face style:name="MS Mincho" svg:font-family="'MS Mincho'"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font-name-complex="Arial1" style:font-family-complex="Aria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Liberation Serif1"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22:33:00</meta:creation-date>
    <dc:date>2016-08-25T23:03:33.156767468</dc:date>
    <meta:editing-cycles>7</meta:editing-cycles>
    <meta:editing-duration>PT2S</meta:editing-duration>
    <meta:document-statistic meta:table-count="0" meta:image-count="0" meta:object-count="0" meta:page-count="4" meta:paragraph-count="69" meta:word-count="1165" meta:character-count="7423" meta:non-whitespace-character-count="6315"/>
    <meta:generator>LibreOffice/4.2.8.2$Linux_X86_64 LibreOffice_project/420m0$Build-2</meta:generator>
    <meta:user-defined meta:name="Operator">Andre</meta:user-defined>
  </office:meta>
</office:document-meta>
</file>